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78.39mm"/>
    </style:style>
    <style:style style:name="co3" style:family="table-column">
      <style:table-column-properties fo:break-before="auto" style:column-width="188.05mm"/>
    </style:style>
    <style:style style:name="co4" style:family="table-column">
      <style:table-column-properties fo:break-before="auto" style:column-width="95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Setting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67</text:p>
          </table:table-cell>
          <table:table-cell office:value-type="string" calcext:value-type="string">
            <text:p>A=6, L=3, C=2, Comm = 4</text:p>
          </table:table-cell>
          <table:table-cell office:value-type="string" calcext:value-type="string">
            <text:p>MADDPG. D++ rewards. “distance” observation. Comm dim = 4. (DPP: normal_comm, MPE: normal_comm)</text:p>
          </table:table-cell>
          <table:table-cell office:value-type="string" calcext:value-type="string">
            <text:p>'num_in_pol': 43, 'num_out_pol': 6, 'num_in_critic': 294}, {'num_in_pol': 43, 'num_out_pol': 6, 'num_in_critic': 294</text:p>
          </table:table-cell>
        </table:table-row>
        <table:table-row table:style-name="ro1">
          <table:table-cell office:value-type="string" calcext:value-type="string">
            <text:p>Run68</text:p>
          </table:table-cell>
          <table:table-cell office:value-type="string" calcext:value-type="string">
            <text:p>A=6, L=3, C=2, Comm = 4</text:p>
          </table:table-cell>
          <table:table-cell office:value-type="string" calcext:value-type="string">
            <text:p>MADDPG. D++ rewards. “distance” observation. (DPP: master, MPE: dpprs)</text:p>
          </table:table-cell>
          <table:table-cell office:value-type="string" calcext:value-type="string">
            <text:p>'num_in_pol': 33, 'num_out_pol': 2, 'num_in_critic': 210}, {'num_in_pol': 33, 'num_out_pol': 2, 'num_in_critic': 210},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 91</text:p>
          </table:table-cell>
          <table:table-cell office:value-type="string" calcext:value-type="string">
            <text:p>A=6, L=3, C=3, Comm = None (2 zeros)</text:p>
          </table:table-cell>
          <table:table-cell office:value-type="string" calcext:value-type="string">
            <text:p>MADDPG. D++ rewards. “distance” observation. (DPP: master, MPE: dpprs)</text:p>
          </table:table-cell>
          <table:table-cell/>
        </table:table-row>
        <table:table-row table:style-name="ro1">
          <table:table-cell office:value-type="string" calcext:value-type="string">
            <text:p>Run 92</text:p>
          </table:table-cell>
          <table:table-cell office:value-type="string" calcext:value-type="string">
            <text:p>A=6, L=3, C=3, Comm = 4</text:p>
          </table:table-cell>
          <table:table-cell office:value-type="string" calcext:value-type="string">
            <text:p>MADDPG. D++ rewards. “distance” observation. (DPP: normal_comm, MPE: normal_comm)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2">
          <table:table-cell table:style-name="ce2" office:value-type="string" calcext:value-type="string">
            <text:p>DPP Critic Qu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90</text:p>
          </table:table-cell>
          <table:table-cell office:value-type="string" calcext:value-type="string">
            <text:p>A=6, L=3, C=2, Comm = None (2 zeros)</text:p>
          </table:table-cell>
          <table:table-cell office:value-type="string" calcext:value-type="string">
            <text:p>MADDPG. D++ rewards critic query. “Density” observation. (DPP: master, <text:s/>MPE: dpprs_critic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00-00-00</text:date>, <text:time style:data-style-name="N2" text:time-value="09:15:03.88095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2:08:32.151666285</meta:creation-date>
    <dc:date>2019-01-11T12:51:57.991709577</dc:date>
    <meta:editing-duration>P2DT12H19M24S</meta:editing-duration>
    <meta:editing-cycles>47</meta:editing-cycles>
    <meta:generator>LibreOffice/5.1.6.2$Linux_X86_64 LibreOffice_project/10m0$Build-2</meta:generator>
    <meta:document-statistic meta:table-count="1" meta:cell-count="20" meta:object-count="0"/>
  </office:meta>
</office:document-meta>
</file>